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f91e5" officeooo:paragraph-rsid="000843bd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0f91e5" officeooo:paragraph-rsid="000843b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bold" officeooo:rsid="000b58b0" officeooo:paragraph-rsid="000843bd" style:font-size-asian="10pt" style:font-weight-asian="bold" style:font-size-complex="10pt" style:font-weight-complex="bold"/>
    </style:style>
    <style:style style:name="P4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0b58b0" officeooo:paragraph-rsid="000843bd" style:font-size-asian="10pt" style:font-weight-asian="bold" style:font-size-complex="10pt" style:font-weight-complex="bold"/>
    </style:style>
    <style:style style:name="P5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843bd" officeooo:paragraph-rsid="000843bd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843bd" officeooo:paragraph-rsid="000a92f9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843bd" officeooo:paragraph-rsid="000d13bd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Courier New" fo:font-size="10pt" fo:font-weight="bold" officeooo:paragraph-rsid="000843bd" style:font-size-asian="10pt" style:font-weight-asian="bold" style:font-size-complex="10pt" style:font-weight-complex="bold"/>
    </style:style>
    <style:style style:name="P9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9d9e3" officeooo:paragraph-rsid="0009d9e3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9d9e3" officeooo:paragraph-rsid="000a92f9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Courier New" fo:font-size="10pt" fo:font-weight="bold" officeooo:paragraph-rsid="0009d9e3" style:font-size-asian="10pt" style:font-weight-asian="bold" style:font-size-complex="10pt" style:font-weight-complex="bold"/>
    </style:style>
    <style:style style:name="P12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843bd" officeooo:paragraph-rsid="0009d9e3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style:text-underline-style="none" fo:font-weight="bold" officeooo:rsid="001f79c6" officeooo:paragraph-rsid="000a92f9" style:font-size-asian="10pt" style:font-weight-asian="bold" style:font-size-complex="10pt" style:font-weight-complex="bold"/>
    </style:style>
    <style:style style:name="T1" style:family="text">
      <style:text-properties officeooo:rsid="000b58b0"/>
    </style:style>
    <style:style style:name="T2" style:family="text">
      <style:text-properties officeooo:rsid="00045ac3"/>
    </style:style>
    <style:style style:name="T3" style:family="text">
      <style:text-properties officeooo:rsid="001299dc" style:font-size-asian="10pt"/>
    </style:style>
    <style:style style:name="T4" style:family="text">
      <style:text-properties officeooo:rsid="001d55da" style:font-size-asian="8.75pt"/>
    </style:style>
    <style:style style:name="T5" style:family="text">
      <style:text-properties fo:font-variant="normal" fo:text-transform="none" fo:color="#1d2125" loext:opacity="100%" fo:letter-spacing="normal" fo:font-style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 fo:font-weight="bold" officeooo:rsid="000a92f9" style:font-weight-asian="bold" style:font-weight-complex="bold"/>
    </style:style>
    <style:style style:name="T9" style:family="text">
      <style:text-properties style:text-underline-style="none" officeooo:rsid="000a92f9"/>
    </style:style>
    <style:style style:name="T10" style:family="text">
      <style:text-properties officeooo:rsid="000d13bd"/>
    </style:style>
    <style:style style:name="T11" style:family="text">
      <style:text-properties officeooo:rsid="001d55da"/>
    </style:style>
    <style:style style:name="T12" style:family="text">
      <style:text-properties officeooo:rsid="00049e0b"/>
    </style:style>
    <style:style style:name="T13" style:family="text">
      <style:text-properties officeooo:rsid="000bd40a"/>
    </style:style>
    <style:style style:name="T14" style:family="text">
      <style:text-properties officeooo:rsid="000a92f9"/>
    </style:style>
    <style:style style:name="T15" style:family="text">
      <style:text-properties style:text-underline-style="dotted" style:text-underline-width="auto" style:text-underline-color="font-color" officeooo:rsid="0009d9e3"/>
    </style:style>
    <style:style style:name="T16" style:family="text">
      <style:text-properties officeooo:rsid="0009d9e3"/>
    </style:style>
    <style:style style:name="T17" style:family="text">
      <style:text-properties style:text-underline-style="dotted" style:text-underline-width="auto" style:text-underline-color="font-color" officeooo:rsid="000a9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1</text:span><text:span text:style-name="T2">3</text:span></text:p>
      <text:p text:style-name="P1">Tema 4: <text:span text:style-name="T3"><text:s/>Transformación al Modelo Relacional</text:span></text:p>
      <text:p text:style-name="P2">Daniel Pino Gómez</text:p>
      <text:p text:style-name="P3">Curso 25/26</text:p>
      <text:p text:style-name="P3"/>
      <text:p text:style-name="P3"><text:span text:style-name="T4">1. </text:span><text:span text:style-name="T5">Regla de transformación de entidades y atributos</text:span></text:p>
      <text:p text:style-name="P4"/>
      <text:p text:style-name="P5">Musicos(<text:span text:style-name="T6">#id</text:span><text:span text:style-name="T7">, nombre, apellidos, tipo, nacionalidad</text:span>)</text:p>
      <text:p text:style-name="P5">Grupos(<text:span text:style-name="T6">#id</text:span><text:span text:style-name="T7">, tipo, nacionalidad, nom_artistico</text:span>)</text:p>
      <text:p text:style-name="P5">Albumes(<text:span text:style-name="T6">#id</text:span><text:span text:style-name="T7">, fecha, titulo, productora</text:span>)</text:p>
      <text:p text:style-name="P5">Canciones(<text:span text:style-name="T6">#id</text:span><text:span text:style-name="T7">, duracion, titulo, letra</text:span>)</text:p>
      <text:p text:style-name="P5">Usuarios(<text:span text:style-name="T6">#id</text:span><text:span text:style-name="T7">, email, password, usuario</text:span>)</text:p>
      <text:p text:style-name="P6">Registrado(<text:span text:style-name="T6">#</text:span><text:span text:style-name="T8">usuario</text:span><text:span text:style-name="T6">_id</text:span>)</text:p>
      <text:p text:style-name="P7"><text:tab/><text:span text:style-name="T9">usuario</text:span>_id → <text:span text:style-name="T10">U</text:span><text:span text:style-name="T9">suario</text:span>(not null, B:C, M:C)</text:p>
      <text:p text:style-name="P6">Editor(<text:span text:style-name="T6">#</text:span><text:span text:style-name="T8">usuario</text:span><text:span text:style-name="T6">_id</text:span><text:span text:style-name="T7">, componentes, num_registro, tipo_musica</text:span>)</text:p>
      <text:p text:style-name="P7"><text:tab/><text:span text:style-name="T9">usuario</text:span>_id → <text:span text:style-name="T10">U</text:span><text:span text:style-name="T9">suario</text:span>(not null, B:C, M:C)</text:p>
      <text:p text:style-name="P6">Premium(<text:span text:style-name="T6">#</text:span><text:span text:style-name="T8">usuario</text:span><text:span text:style-name="T6">_id</text:span><text:span text:style-name="T7">, fecha_contrato, importe, fecha_fin</text:span>)</text:p>
      <text:p text:style-name="P7"><text:tab/><text:span text:style-name="T9">usuario</text:span>_id → <text:span text:style-name="T10">U</text:span><text:span text:style-name="T9">suario</text:span>(not null, B:C, M:C)</text:p>
      <text:p text:style-name="P5"/>
      <text:p text:style-name="P8"><text:span text:style-name="T11">2. </text:span> <text:span text:style-name="T11">Regla de transformación de relaciones </text:span><text:span text:style-name="T12">M</text:span><text:span text:style-name="T13">:N</text:span></text:p>
      <text:p text:style-name="P8"/>
      <text:p text:style-name="P5">Musicos(<text:span text:style-name="T6">#id</text:span><text:span text:style-name="T7">, nombre, apellidos, tipo, nacionalidad</text:span>)</text:p>
      <text:p text:style-name="P5">Grupos(<text:span text:style-name="T6">#id</text:span><text:span text:style-name="T7">, tipo, nacionalidad, nom_artistico</text:span>)</text:p>
      <text:p text:style-name="P5">Albumes(<text:span text:style-name="T6">#id</text:span><text:span text:style-name="T7">, fecha, titulo, productora</text:span>)</text:p>
      <text:p text:style-name="P5">Canciones(<text:span text:style-name="T6">#id</text:span><text:span text:style-name="T7">, duracion, titulo, letra</text:span>)</text:p>
      <text:p text:style-name="P5">Usuarios(<text:span text:style-name="T6">#id</text:span><text:span text:style-name="T7">, email, password, usuario</text:span>)</text:p>
      <text:p text:style-name="P6">Registrado(<text:span text:style-name="T6">#</text:span><text:span text:style-name="T8">usuario</text:span><text:span text:style-name="T6">_id</text:span>)</text:p>
      <text:p text:style-name="P7"><text:tab/><text:span text:style-name="T9">usuario</text:span>_id → <text:span text:style-name="T10">U</text:span><text:span text:style-name="T9">suario</text:span>(not null, B:C, M:C)</text:p>
      <text:p text:style-name="P6">Editor(<text:span text:style-name="T6">#</text:span><text:span text:style-name="T8">usuario</text:span><text:span text:style-name="T6">_id</text:span><text:span text:style-name="T7">, componentes, num_registro, tipo_musica</text:span>)</text:p>
      <text:p text:style-name="P7"><text:tab/><text:span text:style-name="T9">usuario</text:span>_id → <text:span text:style-name="T10">U</text:span><text:span text:style-name="T9">suario</text:span>(not null, B:C, M:C)</text:p>
      <text:p text:style-name="P6">Premium(<text:span text:style-name="T6">#</text:span><text:span text:style-name="T8">usuario</text:span><text:span text:style-name="T6">_id</text:span><text:span text:style-name="T7">, fecha_contrato, importe, fecha_fin</text:span>)</text:p>
      <text:p text:style-name="P7"><text:tab/><text:span text:style-name="T9">usuario</text:span>_id → <text:span text:style-name="T10">U</text:span><text:span text:style-name="T9">suario</text:span>(not null, B:C, M:C)</text:p>
      <text:p text:style-name="P5"/>
      <text:p text:style-name="P9">albumes_pertenece_canciones(<text:span text:style-name="T6">#album_id</text:span><text:span text:style-name="T7">, </text:span><text:span text:style-name="T6">#cancion_id</text:span>)</text:p>
      <text:p text:style-name="P9"><text:tab/>album_id → Albumes(not null, B:R, M:R)</text:p>
      <text:p text:style-name="P9"><text:tab/>cancion_id → Canciones(not null, B:R, M:R)</text:p>
      <text:p text:style-name="P9"/>
      <text:p text:style-name="P9">canciones_puede_escuchar_usuario(<text:span text:style-name="T6">#cancion_id</text:span><text:span text:style-name="T7">, </text:span><text:span text:style-name="T6">#usuario_id</text:span><text:span text:style-name="T7">, hora, fecha</text:span>)</text:p>
      <text:p text:style-name="P9"><text:tab/>cancion_id → Canciones(not null, B:R, M:R)</text:p>
      <text:p text:style-name="P9"><text:tab/>usuario_id → Usuarios(not null, B:R, M:R)</text:p>
      <text:p text:style-name="P9"/>
      <text:p text:style-name="P10">canciones_puede_descargar_premium(<text:span text:style-name="T6">#cancion_id</text:span><text:span text:style-name="T7">, </text:span><text:span text:style-name="T6">#</text:span><text:span text:style-name="T8">usuario</text:span><text:span text:style-name="T6">_id</text:span><text:span text:style-name="T7">, hora, fecha</text:span>)</text:p>
      <text:p text:style-name="P9"><text:tab/>cancion_id → Canciones(not null, B:R, M:R)</text:p>
      <text:p text:style-name="P10"><text:tab/><text:span text:style-name="T9">usuario</text:span>_id → Premium(not null, B:R, M:R)</text:p>
      <text:p text:style-name="P9"/>
      <text:p text:style-name="P11"><text:span text:style-name="T12">3</text:span><text:span text:style-name="T11">. </text:span> <text:span text:style-name="T11">Regla de transformación de relaciones </text:span><text:span text:style-name="T12">1</text:span><text:span text:style-name="T13">:N</text:span></text:p>
      <text:p text:style-name="P12"/>
      <text:p text:style-name="P12">Grupos(<text:span text:style-name="T6">#id</text:span><text:span text:style-name="T7">, tipo, nacionalidad, nom_artistico</text:span>)</text:p>
      <text:p text:style-name="P12">Usuarios(<text:span text:style-name="T6">#id</text:span><text:span text:style-name="T7">, email, password, usuario</text:span>)</text:p>
      <text:p text:style-name="P12">Registrado<text:span text:style-name="T14">s</text:span>(<text:span text:style-name="T6">#</text:span><text:span text:style-name="T8">usuario</text:span><text:span text:style-name="T6">_id</text:span>)</text:p>
      <text:p text:style-name="P7"><text:tab/><text:span text:style-name="T9">usuario</text:span>_id → <text:span text:style-name="T10">U</text:span><text:span text:style-name="T9">suario</text:span>(not null, B:C, M:C)</text:p>
      <text:p text:style-name="P6">Editor<text:span text:style-name="T14">es</text:span>(<text:span text:style-name="T6">#</text:span><text:span text:style-name="T8">usuario</text:span><text:span text:style-name="T6">_id</text:span><text:span text:style-name="T7">, componentes, num_registro, tipo_musica</text:span>)</text:p>
      <text:p text:style-name="P7"><text:tab/><text:span text:style-name="T9">usuario</text:span>_id → <text:span text:style-name="T10">U</text:span><text:span text:style-name="T9">suario</text:span>(not null, B:C, M:C)</text:p>
      <text:p text:style-name="P6">Premium(<text:span text:style-name="T6">#</text:span><text:span text:style-name="T8">usuario</text:span><text:span text:style-name="T6">_id</text:span><text:span text:style-name="T7">, fecha_contrato, importe, fecha_fin</text:span>)</text:p>
      <text:p text:style-name="P7"><text:tab/><text:span text:style-name="T9">usuario</text:span>_id → <text:span text:style-name="T10">U</text:span><text:span text:style-name="T9">suario</text:span>(not null, B:C, M:C)</text:p>
      <text:p text:style-name="P12"/>
      <text:p text:style-name="P9">albumes_pertenece_canciones(<text:span text:style-name="T6">#album_id</text:span><text:span text:style-name="T7">, </text:span><text:span text:style-name="T6">#cancion_id</text:span>)</text:p>
      <text:p text:style-name="P9"><text:tab/>album_id → Albumes(not null, B:R, M:R)</text:p>
      <text:p text:style-name="P9"><text:tab/>cancion_id → Canciones(not null, B:R, M:R)</text:p>
      <text:p text:style-name="P9"/>
      <text:p text:style-name="P9"/>
      <text:p text:style-name="P9">canciones_puede_escuchar_usuario(<text:span text:style-name="T6">#cancion_id</text:span><text:span text:style-name="T7">, </text:span><text:span text:style-name="T6">#usuario_id</text:span><text:span text:style-name="T7">, hora, fecha</text:span>)</text:p>
      <text:p text:style-name="P9"><text:tab/>cancion_id → Canciones(not null, B:R, M:R)</text:p>
      <text:p text:style-name="P9"><text:tab/>usuario_id → Usuarios(not null, B:R, M:R)</text:p>
      <text:p text:style-name="P9"><text:soft-page-break/></text:p>
      <text:p text:style-name="P10">canciones_puede_descargar_premium(<text:span text:style-name="T6">#cancion_id</text:span><text:span text:style-name="T7">, </text:span><text:span text:style-name="T6">#</text:span><text:span text:style-name="T8">usuario</text:span><text:span text:style-name="T6">_id</text:span><text:span text:style-name="T7">, hora, fecha</text:span>)</text:p>
      <text:p text:style-name="P9"><text:tab/>cancion_id → Canciones(not null, B:R, M:R)</text:p>
      <text:p text:style-name="P10"><text:tab/><text:span text:style-name="T9">usuario</text:span>_id → Premium(not null, B:R, M:R)</text:p>
      <text:p text:style-name="P9"/>
      <text:p text:style-name="P12">Musicos(<text:span text:style-name="T6">#id</text:span><text:span text:style-name="T7">, nombre, apellidos, tipo, nacionalidad, </text:span><text:span text:style-name="T15">grupo_id</text:span>)</text:p>
      <text:p text:style-name="P12"><text:tab/><text:span text:style-name="T16">grupo_id → Grupos(not null, B:R, M:R)</text:span></text:p>
      <text:p text:style-name="P12"/>
      <text:p text:style-name="P12">Albumes(<text:span text:style-name="T6">#id</text:span><text:span text:style-name="T7">, fecha, titulo, productora, </text:span><text:span text:style-name="T15">grupo_id</text:span>)</text:p>
      <text:p text:style-name="P12"><text:tab/><text:span text:style-name="T16">grupo_id → Grupos(not null, B:R, M:R)</text:span></text:p>
      <text:p text:style-name="P12"/>
      <text:p text:style-name="P6">Canciones(<text:span text:style-name="T6">#id</text:span><text:span text:style-name="T7">, duracion, titulo, letra, </text:span><text:span text:style-name="T9">fecha, hora, canciones, </text:span><text:span text:style-name="T17">usuario_id</text:span>)</text:p>
      <text:p text:style-name="P6"><text:tab/><text:span text:style-name="T14">usuario_id → Editores(</text:span><text:span text:style-name="T16">not null, B:R, M:R</text:span><text:span text:style-name="T14">)</text:span></text:p>
      <text:p text:style-name="P6"/>
      <text:p text:style-name="P13"><text:span text:style-name="T14">4</text:span>. <text:s/>Modelo Relacional definitivo</text:p>
      <text:p text:style-name="P13"/>
      <text:p text:style-name="P6">Grupos(<text:span text:style-name="T6">#id</text:span><text:span text:style-name="T7">, tipo, nacionalidad, nom_artistico</text:span>)</text:p>
      <text:p text:style-name="P6">Usuarios(<text:span text:style-name="T6">#id</text:span><text:span text:style-name="T7">, email, password, usuario</text:span>)</text:p>
      <text:p text:style-name="P6">Registrado<text:span text:style-name="T14">s</text:span>(<text:span text:style-name="T6">#</text:span><text:span text:style-name="T8">usuario</text:span><text:span text:style-name="T6">_id</text:span>)</text:p>
      <text:p text:style-name="P7"><text:tab/><text:span text:style-name="T9">usuario</text:span>_id → <text:span text:style-name="T10">U</text:span><text:span text:style-name="T9">suario</text:span>(not null, B:C, M:C)</text:p>
      <text:p text:style-name="P6">Editor<text:span text:style-name="T14">es</text:span>(<text:span text:style-name="T6">#</text:span><text:span text:style-name="T8">usuario</text:span><text:span text:style-name="T6">_id</text:span><text:span text:style-name="T7">, componentes, num_registro, tipo_musica</text:span>)</text:p>
      <text:p text:style-name="P7"><text:tab/><text:span text:style-name="T9">usuario</text:span>_id → <text:span text:style-name="T10">U</text:span><text:span text:style-name="T9">suario</text:span>(not null, B:C, M:C)</text:p>
      <text:p text:style-name="P6">Premium(<text:span text:style-name="T6">#</text:span><text:span text:style-name="T8">usuario</text:span><text:span text:style-name="T6">_id</text:span><text:span text:style-name="T7">, fecha_contrato, importe, fecha_fin</text:span>)</text:p>
      <text:p text:style-name="P7"><text:tab/><text:span text:style-name="T9">usuario</text:span>_id → <text:span text:style-name="T10">U</text:span><text:span text:style-name="T9">suario</text:span>(not null, B:C, M:C)</text:p>
      <text:p text:style-name="P6"/>
      <text:p text:style-name="P10">albumes_pertenece_canciones(<text:span text:style-name="T6">#album_id</text:span><text:span text:style-name="T7">, </text:span><text:span text:style-name="T6">#cancion_id</text:span>)</text:p>
      <text:p text:style-name="P10"><text:tab/>album_id → Albumes(not null, B:R, M:R)</text:p>
      <text:p text:style-name="P10"><text:tab/>cancion_id → Canciones(not null, B:R, M:R)</text:p>
      <text:p text:style-name="P10"/>
      <text:p text:style-name="P10"/>
      <text:p text:style-name="P10">canciones_puede_escuchar_usuario(<text:span text:style-name="T6">#cancion_id</text:span><text:span text:style-name="T7">, </text:span><text:span text:style-name="T6">#usuario_id</text:span><text:span text:style-name="T7">, hora, fecha</text:span>)</text:p>
      <text:p text:style-name="P10"><text:tab/>cancion_id → Canciones(not null, B:R, M:R)</text:p>
      <text:p text:style-name="P10"><text:tab/>usuario_id → Usuarios(not null, B:R, M:R)</text:p>
      <text:p text:style-name="P10"/>
      <text:p text:style-name="P10">canciones_puede_descargar_premium(<text:span text:style-name="T6">#cancion_id</text:span><text:span text:style-name="T7">, </text:span><text:span text:style-name="T6">#</text:span><text:span text:style-name="T8">usuario</text:span><text:span text:style-name="T6">_id</text:span><text:span text:style-name="T7">, hora, fecha</text:span>)</text:p>
      <text:p text:style-name="P10"><text:tab/>cancion_id → Canciones(not null, B:R, M:R)</text:p>
      <text:p text:style-name="P10"><text:tab/><text:span text:style-name="T9">usuario</text:span>_id → Premium(not null, B:R, M:R)</text:p>
      <text:p text:style-name="P10"/>
      <text:p text:style-name="P6">Musicos(<text:span text:style-name="T6">#id</text:span><text:span text:style-name="T7">, nombre, apellidos, tipo, nacionalidad, </text:span><text:span text:style-name="T15">grupo_id</text:span>)</text:p>
      <text:p text:style-name="P6"><text:tab/><text:span text:style-name="T16">grupo_id → Grupos(not null, B:R, M:R)</text:span></text:p>
      <text:p text:style-name="P6"/>
      <text:p text:style-name="P6">Albumes(<text:span text:style-name="T6">#id</text:span><text:span text:style-name="T7">, fecha, titulo, productora, </text:span><text:span text:style-name="T15">grupo_id</text:span>)</text:p>
      <text:p text:style-name="P6"><text:tab/><text:span text:style-name="T16">grupo_id → Grupos(not null, B:R, M:R)</text:span></text:p>
      <text:p text:style-name="P6"/>
      <text:p text:style-name="P6">Canciones(<text:span text:style-name="T6">#id</text:span><text:span text:style-name="T7">, duracion, titulo, letra, </text:span><text:span text:style-name="T9">fecha, hora, canciones, </text:span><text:span text:style-name="T17">usuario_id</text:span>)</text:p>
      <text:p text:style-name="P6"><text:tab/><text:span text:style-name="T14">usuario_id → Editores(</text:span><text:span text:style-name="T16">not null, B:R, M:R</text:span><text:span text:style-name="T14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09:10:40.520268600</meta:creation-date>
    <dc:date>2025-11-28T10:07:16.603531400</dc:date>
    <meta:editing-duration>PT23M32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85" meta:word-count="417" meta:character-count="3848" meta:non-whitespace-character-count="3476"/>
  </office:meta>
</office:document-meta>
</file>